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48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8173in"/>
    </style:style>
    <style:style style:name="co5" style:family="table-column">
      <style:table-column-properties fo:break-before="auto" style:column-width="0.6161in"/>
    </style:style>
    <style:style style:name="co6" style:family="table-column">
      <style:table-column-properties fo:break-before="auto" style:column-width="0.7311in"/>
    </style:style>
    <style:style style:name="co7" style:family="table-column">
      <style:table-column-properties fo:break-before="auto" style:column-width="0.6591in"/>
    </style:style>
    <style:style style:name="co8" style:family="table-column">
      <style:table-column-properties fo:break-before="auto" style:column-width="0.7236in"/>
    </style:style>
    <style:style style:name="co9" style:family="table-column">
      <style:table-column-properties fo:break-before="auto" style:column-width="0.7563in"/>
    </style:style>
    <style:style style:name="co10" style:family="table-column">
      <style:table-column-properties fo:break-before="auto" style:column-width="0.7134in"/>
    </style:style>
    <style:style style:name="co11" style:family="table-column">
      <style:table-column-properties fo:break-before="auto" style:column-width="0.8098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AREAS</text:p>
          </table:table-cell>
          <table:table-cell table:style-name="ce1" office:value-type="string">
            <text:p>color</text:p>
          </table:table-cell>
          <table:table-cell table:style-name="ce2" office:value-type="string">
            <text:p>legend</text:p>
          </table:table-cell>
          <table:table-cell table:number-columns-repeated="8"/>
        </table:table-row>
        <table:table-row table:style-name="ro1">
          <table:table-cell office:value-type="string">
            <text:p>waterway</text:p>
          </table:table-cell>
          <table:table-cell office:value-type="string">
            <text:p>riverbank</text:p>
          </table:table-cell>
          <table:table-cell office:value-type="string">
            <text:p>lightblue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natural</text:p>
          </table:table-cell>
          <table:table-cell office:value-type="string">
            <text:p>water</text:p>
          </table:table-cell>
          <table:table-cell office:value-type="string">
            <text:p>lightblue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landuse</text:p>
          </table:table-cell>
          <table:table-cell office:value-type="string">
            <text:p>forest</text:p>
          </table:table-cell>
          <table:table-cell office:value-type="string">
            <text:p>lightbrown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</text:p>
          </table:table-cell>
          <table:table-cell office:value-type="string">
            <text:p>lightgreen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landuse</text:p>
          </table:table-cell>
          <table:table-cell office:value-type="string">
            <text:p>village_green</text:p>
          </table:table-cell>
          <table:table-cell office:value-type="string">
            <text:p>lightgreen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landuse</text:p>
          </table:table-cell>
          <table:table-cell office:value-type="string">
            <text:p>residential</text:p>
          </table:table-cell>
          <table:table-cell office:value-type="string">
            <text:p>lightgray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aeroway</text:p>
          </table:table-cell>
          <table:table-cell office:value-type="string">
            <text:p>runway</text:p>
          </table:table-cell>
          <table:table-cell office:value-type="string">
            <text:p>gray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aeroway</text:p>
          </table:table-cell>
          <table:table-cell office:value-type="string">
            <text:p>taxiway</text:p>
          </table:table-cell>
          <table:table-cell office:value-type="string">
            <text:p>gray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NODES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thickness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label-color</text:p>
          </table:table-cell>
          <table:table-cell table:style-name="ce1" office:value-type="string">
            <text:p>label-size</text:p>
          </table:table-cell>
          <table:table-cell table:style-name="ce1" office:value-type="string">
            <text:p>label-offset</text:p>
          </table:table-cell>
          <table:table-cell table:style-name="ce2" office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>
            <text:p>building</text:p>
          </table:table-cell>
          <table:table-cell office:value-type="string">
            <text:p>collapsed</text:p>
          </table:table-cell>
          <table:table-cell office:value-type="string">
            <text:p>black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collapsed_building</text:p>
          </table:table-cell>
          <table:table-cell office:value-type="string">
            <text:p>black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highway</text:p>
          </table:table-cell>
          <table:table-cell office:value-type="string">
            <text:p>obstacle</text:p>
          </table:table-cell>
          <table:table-cell office:value-type="string">
            <text:p>red</text:p>
          </table:table-cell>
          <table:table-cell office:value-type="float" office:value="8">
            <text:p>8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barrier</text:p>
          </table:table-cell>
          <table:table-cell office:value-type="string">
            <text:p>obstacle</text:p>
          </table:table-cell>
          <table:table-cell office:value-type="string">
            <text:p>red</text:p>
          </table:table-cell>
          <table:table-cell office:value-type="float" office:value="8">
            <text:p>8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spontaneous_camp</text:p>
          </table:table-cell>
          <table:table-cell office:value-type="string">
            <text:p>green</text:p>
          </table:table-cell>
          <table:table-cell office:value-type="float" office:value="6">
            <text:p>6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spontaneous_campsite</text:p>
          </table:table-cell>
          <table:table-cell office:value-type="string">
            <text:p>green</text:p>
          </table:table-cell>
          <table:table-cell office:value-type="float" office:value="6">
            <text:p>6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people_camping</text:p>
          </table:table-cell>
          <table:table-cell office:value-type="string">
            <text:p>green</text:p>
          </table:table-cell>
          <table:table-cell office:value-type="float" office:value="6">
            <text:p>6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landslide</text:p>
          </table:table-cell>
          <table:table-cell office:value-type="string">
            <text:p>darkgray</text:p>
          </table:table-cell>
          <table:table-cell office:value-type="float" office:value="8">
            <text:p>8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tourism</text:p>
          </table:table-cell>
          <table:table-cell office:value-type="string">
            <text:p>camp_site</text:p>
          </table:table-cell>
          <table:table-cell office:value-type="string">
            <text:p>green</text:p>
          </table:table-cell>
          <table:table-cell office:value-type="float" office:value="6">
            <text:p>6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menity</text:p>
          </table:table-cell>
          <table:table-cell office:value-type="string">
            <text:p>hospital</text:p>
          </table:table-cell>
          <table:table-cell office:value-type="string">
            <text:p>pink</text:p>
          </table:table-cell>
          <table:table-cell office:value-type="float" office:value="6">
            <text:p>6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hospital</text:p>
          </table:table-cell>
          <table:table-cell office:value-type="string">
            <text:p>field</text:p>
          </table:table-cell>
          <table:table-cell office:value-type="string">
            <text:p>pink</text:p>
          </table:table-cell>
          <table:table-cell office:value-type="float" office:value="4">
            <text:p>4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lace</text:p>
          </table:table-cell>
          <table:table-cell office:value-type="string">
            <text:p>city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lace</text:p>
          </table:table-cell>
          <table:table-cell office:value-type="string">
            <text:p>city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pcode:2</text:p>
          </table:table-cell>
          <table:table-cell office:value-type="string">
            <text:p>blue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lace</text:p>
          </table:table-cell>
          <table:table-cell office:value-type="string">
            <text:p>tow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lace</text:p>
          </table:table-cell>
          <table:table-cell office:value-type="string">
            <text:p>tow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pcode:2</text:p>
          </table:table-cell>
          <table:table-cell office:value-type="string">
            <text:p>blu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lace</text:p>
          </table:table-cell>
          <table:table-cell office:value-type="string">
            <text:p>suburb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lace</text:p>
          </table:table-cell>
          <table:table-cell office:value-type="string">
            <text:p>suburb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pcode:2</text:p>
          </table:table-cell>
          <table:table-cell office:value-type="string">
            <text:p>blu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lace</text:p>
          </table:table-cell>
          <table:table-cell office:value-type="string">
            <text:p>villag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lace</text:p>
          </table:table-cell>
          <table:table-cell office:value-type="string">
            <text:p>villag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pcode:2</text:p>
          </table:table-cell>
          <table:table-cell office:value-type="string">
            <text:p>blu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WAYS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thickness</text:p>
          </table:table-cell>
          <table:table-cell table:style-name="ce1" office:value-type="string">
            <text:p>DashStyle</text:p>
          </table:table-cell>
          <table:table-cell table:style-name="ce1" office:value-type="string">
            <text:p>fill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label-color</text:p>
          </table:table-cell>
          <table:table-cell table:style-name="ce2" office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>
            <text:p>highway</text:p>
          </table:table-cell>
          <table:table-cell office:value-type="string">
            <text:p>residential</text:p>
          </table:table-cell>
          <table:table-cell office:value-type="string">
            <text:p>darkgray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highway</text:p>
          </table:table-cell>
          <table:table-cell office:value-type="string">
            <text:p>unclassified</text:p>
          </table:table-cell>
          <table:table-cell office:value-type="string">
            <text:p>darkgray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highway</text:p>
          </table:table-cell>
          <table:table-cell office:value-type="string">
            <text:p>service</text:p>
          </table:table-cell>
          <table:table-cell office:value-type="string">
            <text:p>darkgray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highway</text:p>
          </table:table-cell>
          <table:table-cell office:value-type="string">
            <text:p>motorway</text:p>
          </table:table-cell>
          <table:table-cell office:value-type="string">
            <text:p>blue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</text:p>
          </table:table-cell>
          <table:table-cell office:value-type="string">
            <text:p>darkgra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highway</text:p>
          </table:table-cell>
          <table:table-cell office:value-type="string">
            <text:p>motorway_link</text:p>
          </table:table-cell>
          <table:table-cell office:value-type="string">
            <text:p>blue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highway</text:p>
          </table:table-cell>
          <table:table-cell office:value-type="string">
            <text:p>trunk</text:p>
          </table:table-cell>
          <table:table-cell office:value-type="string">
            <text:p>blue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</text:p>
          </table:table-cell>
          <table:table-cell office:value-type="string">
            <text:p>darkgray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highway</text:p>
          </table:table-cell>
          <table:table-cell office:value-type="string">
            <text:p>trunk_link</text:p>
          </table:table-cell>
          <table:table-cell office:value-type="string">
            <text:p>blu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highway</text:p>
          </table:table-cell>
          <table:table-cell office:value-type="string">
            <text:p>primary</text:p>
          </table:table-cell>
          <table:table-cell office:value-type="string">
            <text:p>red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</text:p>
          </table:table-cell>
          <table:table-cell office:value-type="string">
            <text:p>darkgra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highway</text:p>
          </table:table-cell>
          <table:table-cell office:value-type="string">
            <text:p>primary_link</text:p>
          </table:table-cell>
          <table:table-cell office:value-type="string">
            <text:p>red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highway</text:p>
          </table:table-cell>
          <table:table-cell office:value-type="string">
            <text:p>secondary</text:p>
          </table:table-cell>
          <table:table-cell office:value-type="string">
            <text:p>orange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</text:p>
          </table:table-cell>
          <table:table-cell office:value-type="string">
            <text:p>darkgra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highway</text:p>
          </table:table-cell>
          <table:table-cell office:value-type="string">
            <text:p>secondary_link</text:p>
          </table:table-cell>
          <table:table-cell office:value-type="string">
            <text:p>orang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highway</text:p>
          </table:table-cell>
          <table:table-cell office:value-type="string">
            <text:p>tertiary</text:p>
          </table:table-cell>
          <table:table-cell office:value-type="string">
            <text:p>green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</text:p>
          </table:table-cell>
          <table:table-cell office:value-type="string">
            <text:p>darkgra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highway</text:p>
          </table:table-cell>
          <table:table-cell office:value-type="string">
            <text:p>track</text:p>
          </table:table-cell>
          <table:table-cell office:value-type="string">
            <text:p>darkgra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highway</text:p>
          </table:table-cell>
          <table:table-cell office:value-type="string">
            <text:p>footway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highway</text:p>
          </table:table-cell>
          <table:table-cell office:value-type="string">
            <text:p>cycleway</text:p>
          </table:table-cell>
          <table:table-cell office:value-type="string">
            <text:p>blu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waterway</text:p>
          </table:table-cell>
          <table:table-cell office:value-type="string">
            <text:p>river</text:p>
          </table:table-cell>
          <table:table-cell office:value-type="string">
            <text:p>lightblu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waterway</text:p>
          </table:table-cell>
          <table:table-cell office:value-type="string">
            <text:p>stream</text:p>
          </table:table-cell>
          <table:table-cell office:value-type="string">
            <text:p>lightblu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building</text:p>
          </table:table-cell>
          <table:table-cell office:value-type="string">
            <text:p>yes</text:p>
          </table:table-cell>
          <table:table-cell office:value-type="string">
            <text:p>gray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building</text:p>
          </table:table-cell>
          <table:table-cell office:value-type="string">
            <text:p>collapsed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darkgray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amenity</text:p>
          </table:table-cell>
          <table:table-cell office:value-type="string">
            <text:p>hospital</text:p>
          </table:table-cell>
          <table:table-cell office:value-type="string">
            <text:p>pink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hospital</text:p>
          </table:table-cell>
          <table:table-cell office:value-type="string">
            <text:p>field</text:p>
          </table:table-cell>
          <table:table-cell office:value-type="string">
            <text:p>pin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tourism</text:p>
          </table:table-cell>
          <table:table-cell office:value-type="string">
            <text:p>camp_site</text:p>
          </table:table-cell>
          <table:table-cell office:value-type="string">
            <text:p>gre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landslide</text:p>
          </table:table-cell>
          <table:table-cell office:value-type="string">
            <text:p>darkgra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darkgra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ECTION</text:p>
          </table:table-cell>
          <table:table-cell table:style-name="ce2" office:value-type="string">
            <text:p>END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9">01/29/2010</text:date>, <text:time>14:3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1-29T14:32:19</dc:date>
    <dc:creator>gs </dc:creator>
    <meta:generator>OpenOffice.org/3.1$Linux OpenOffice.org_project/310m19$Build-9420</meta:generator>
    <meta:editing-duration>PT00H14M53S</meta:editing-duration>
    <meta:editing-cycles>8</meta:editing-cycles>
    <meta:document-statistic meta:table-count="1" meta:cell-count="434" meta:object-count="0"/>
  </office:meta>
</office:document-meta>
</file>